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line-height="100%" fo:text-align="start" style:justify-single-word="false" style:writing-mode="lr-tb"/>
      <style:text-properties officeooo:paragraph-rsid="0019d098"/>
    </style:style>
    <style:style style:name="P2" style:family="paragraph" style:parent-style-name="Heading_20_2">
      <style:paragraph-properties fo:margin-top="0cm" fo:margin-bottom="0.247cm" style:contextual-spacing="false" fo:text-align="start" style:justify-single-word="false" style:writing-mode="lr-tb"/>
      <style:text-properties officeooo:paragraph-rsid="0019d098"/>
    </style:style>
    <style:style style:name="P3" style:family="paragraph" style:parent-style-name="Text_20_body" style:list-style-name="WW8Num8">
      <style:paragraph-properties fo:margin-left="1.251cm" fo:margin-right="0cm" fo:line-height="100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9d098"/>
    </style:style>
    <style:style style:name="P4" style:family="paragraph" style:parent-style-name="Text_20_body" style:list-style-name="WW8Num8">
      <style:paragraph-properties fo:margin-left="2.501cm" fo:margin-right="0cm" fo:line-height="100%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9d098"/>
    </style:style>
    <style:style style:name="P5" style:family="paragraph" style:parent-style-name="Text_20_body" style:list-style-name="">
      <style:paragraph-properties fo:margin-left="2.501cm" fo:margin-right="0cm" fo:line-height="100%" fo:text-align="start" style:justify-single-word="false" fo:text-indent="0cm" style:auto-text-indent="false" style:writing-mode="lr-tb"/>
      <style:text-properties officeooo:paragraph-rsid="0019d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provided with an Amazon Reviews dataset containing customer reviews text and associated metadata such as ratings, product IDs, user IDs, and review timestamps.</text:p>
      <text:h text:style-name="P2" text:outline-level="2">Tasks:</text:h>
      <text:list text:style-name="WW8Num8">
        <text:list-item>
          <text:p text:style-name="P3"><text:span text:style-name="Strong_20_Emphasis">Data Preprocessing</text:span></text:p>
          <text:list>
            <text:list-item>
              <text:p text:style-name="P4">Check for missing values in all columns.</text:p>
            </text:list-item>
            <text:list-item>
              <text:p text:style-name="P4">If there are no missing values, randomly introduce missing values in key columns (e.g., 5% missingness in ratings and review text) to simulate real-world data quality issues.</text:p>
            </text:list-item>
            <text:list-item>
              <text:p text:style-name="P4">Handle missing values appropriately, e.g., by imputation, removal, or flagging.</text:p>
            </text:list-item>
            <text:list-item>
              <text:p text:style-name="P4">Clean review text data by removing stop words, punctuation, and performing tokenization.</text:p>
            </text:list-item>
            <text:list-item>
              <text:p text:style-name="P4" loext:marker-style-name="Strong Emphasis">Encode categorical variables such as product and user IDs using suitable techniques.</text:p>
            </text:list-item>
          </text:list>
        </text:list-item>
        <text:list-item>
          <text:p text:style-name="P3"><text:span text:style-name="Strong_20_Emphasis">Data Transformation</text:span></text:p>
          <text:list>
            <text:list-item>
              <text:p text:style-name="P4">Convert review timestamps into datetime objects.</text:p>
            </text:list-item>
            <text:list-item>
              <text:p text:style-name="P4" loext:marker-style-name="Strong Emphasis">Derive new features like review year/month or rating categories (positive, negative).</text:p>
            </text:list-item>
          </text:list>
        </text:list-item>
        <text:list-item>
          <text:p text:style-name="P3"><text:span text:style-name="Strong_20_Emphasis">Data Visualization</text:span></text:p>
          <text:list>
            <text:list-item>
              <text:p text:style-name="P4">Visualize the distribution of review ratings using bar plots or histograms.</text:p>
            </text:list-item>
            <text:list-item>
              <text:p text:style-name="P4">Show the trend of number of reviews over time with time series plots.</text:p>
            </text:list-item>
            <text:list-item>
              <text:p text:style-name="P4">Plot missing value distributions before and after imputation.</text:p>
            </text:list-item>
          </text:list>
        </text:list-item>
      </text:list>
      <text:p text:style-name="P5"><text:a xlink:type="simple" xlink:href="https://www.kaggle.com/datasets/kritanjalijain/amazon-reviews" text:style-name="Internet_20_link" text:visited-style-name="Visited_20_Internet_20_Link"><text:span text:style-name="Internet_20_link">https://www.kaggle.com/datasets/kritanjalijain/amazon-reviews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353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8pt" fo:font-weight="bold" style:font-name-asian="NSimSun" style:font-family-asian="NSimSun" style:font-pitch-asian="variable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8z1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WW8Num8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8z1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8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8z1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8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8z1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0:07:55.257807500</meta:creation-date>
    <dc:date>2025-11-24T10:17:12.988131900</dc:date>
    <meta:editing-duration>PT9M18S</meta:editing-duration>
    <meta:editing-cycles>1</meta:editing-cycles>
    <meta:document-statistic meta:table-count="0" meta:image-count="0" meta:object-count="0" meta:page-count="1" meta:paragraph-count="16" meta:word-count="163" meta:character-count="1108" meta:non-whitespace-character-count="974"/>
    <meta:generator>LibreOffice/25.8.2.2$Windows_X86_64 LibreOffice_project/d401f2107ccab8f924a8e2df40f573aab7605b6f</meta:generator>
  </office:meta>
</office:document-meta>
</file>